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e965"/>
    </style:style>
    <style:style style:name="P2" style:family="paragraph" style:parent-style-name="Standard">
      <style:paragraph-properties fo:margin-top="0.101cm" fo:margin-bottom="0.101cm" loext:contextual-spacing="false" fo:line-height="100%"/>
    </style:style>
    <style:style style:name="P3" style:family="paragraph" style:parent-style-name="Standard" style:list-style-name="L1">
      <style:text-properties officeooo:paragraph-rsid="0005e965"/>
    </style:style>
    <style:style style:name="P4" style:family="paragraph" style:parent-style-name="Standard" style:list-style-name="L2">
      <style:paragraph-properties fo:margin-top="0.101cm" fo:margin-bottom="0.101cm" loext:contextual-spacing="false" fo:line-height="100%"/>
    </style:style>
    <style:style style:name="P5" style:family="paragraph" style:parent-style-name="Standard" style:list-style-name="L2">
      <style:paragraph-properties fo:margin-top="0.101cm" fo:margin-bottom="0.101cm" loext:contextual-spacing="false" fo:line-height="100%"/>
      <style:text-properties officeooo:paragraph-rsid="0005e965"/>
    </style:style>
    <style:style style:name="T1" style:family="text">
      <style:text-properties officeooo:rsid="0005e965"/>
    </style:style>
    <style:style style:name="T2" style:family="text">
      <style:text-properties officeooo:rsid="00060a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9cm" fo:text-indent="-0.635cm" fo:margin-left="7.6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4cm" fo:text-indent="-0.635cm" fo:margin-left="8.26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WEB 1&amp;2</text:p>
      <text:p text:style-name="Standard"/>
      <text:h text:style-name="Heading_20_1" text:outline-level="1">réaliser un mini-site de 4 pages :</text:h>
      <text:p text:style-name="P1">(avec un menu de navigation &lt;nav&gt; identique dans le &lt;header&gt; des pages).</text:p>
      <text:p text:style-name="Standard"/>
      <text:h text:style-name="Heading_20_2" text:outline-level="2"><text:span text:style-name="T1">L</text:span>a 1ère page, nommée "index.html" </text:h>
      <text:p text:style-name="Standard"><text:span text:style-name="T1">Doit r</text:span>especter les 5W (si vous ne connaissez pas cette notion, vous pouvez consulter la page wikipedia correspondante <text:a xlink:type="simple" xlink:href="https://fr.wikipedia.org/wiki/5W" text:style-name="Internet_20_link" text:visited-style-name="Visited_20_Internet_20_Link">https://fr.wikipedia.org/wiki/5W</text:a> )</text:p>
      <text:p text:style-name="P1"><text:span text:style-name="T1">Doit </text:span>résenter :</text:p>
      <text:list xml:id="list3842869799" text:style-name="L1">
        <text:list-item>
          <text:p text:style-name="P3">au moins 3 illustrations afin de mettre en oeuvre les formats jpeg, png et svg </text:p>
        </text:list-item>
        <text:list-item>
          <text:p text:style-name="P3">un petit texte de présentation du site</text:p>
        </text:list-item>
        <text:list-item>
          <text:p text:style-name="P3">une liste de liens vers les ressources que vous aurez utilisé pour réaliser ce travail.</text:p>
        </text:list-item>
      </text:list>
      <text:h text:style-name="Heading_20_2" text:outline-level="2"><text:span text:style-name="T1">L</text:span>es pages 2 et 3 :</text:h>
      <text:p text:style-name="P1"><text:span text:style-name="T1">R</text:span>eprendront les exemples "greenscreen" et "cassebrique" vus cette semaine (qu'il faudra intégrer à votre charte graphique)</text:p>
      <text:p text:style-name="P1"/>
      <text:h text:style-name="Heading_20_2" text:outline-level="2"><text:span text:style-name="T1">L</text:span>a page 4 :</text:h>
      <text:p text:style-name="P1"><text:span text:style-name="T1">C</text:span>orrespond au jeu de "pong" (cf. ci-après pour le détail)</text:p>
      <text:p text:style-name="Standard"/>
      <text:p text:style-name="Standard"/>
      <text:h text:style-name="Heading_20_2" text:outline-level="2">Points à respecter :</text:h>
      <text:list xml:id="list1060835085" text:style-name="L2">
        <text:list-item>
          <text:p text:style-name="P4"><text:span text:style-name="T1">T</text:span>outes les pages s'appuient sur une feuille de style (fichier css) externe unique pour la charte graphique (il peut néanmoins y avoir si besoin un style interne complémentaire dans les pages de jeux)</text:p>
        </text:list-item>
        <text:list-item>
          <text:p text:style-name="P5"><text:span text:style-name="T1">L</text:span>es pages 2, 3 et 4 sont associées à des fichiers js externes pour le code JavaScript .(il faudra donc adapter les "greenscreen" et "cassebrique" vus en séance).</text:p>
        </text:list-item>
        <text:list-item>
          <text:p text:style-name="P4"><text:span text:style-name="T1">T</text:span>outes les pages sont valides (HTML5 et CSS)</text:p>
        </text:list-item>
        <text:list-item>
          <text:p text:style-name="P4"><text:span text:style-name="T1">L</text:span>es images seront placées dans un dossier "images", les scripts JS dans un dossier js.</text:p>
        </text:list-item>
        <text:list-item>
          <text:p text:style-name="P4"><text:span text:style-name="T1">P</text:span>our la partie JS, vous pouvez utiliser au choix du JavaScript natif ou jquery.</text:p>
        </text:list-item>
        <text:list-item>
          <text:p text:style-name="P4">Détail du jeu de pong (page 4) :</text:p>
          <text:list>
            <text:list-item>
              <text:p text:style-name="P4"><text:s text:c="8"/>version 1 : un joueur unique (à gauche) dispose d'une "raquette" (bloc vertical ne pouvant se déplacer que de haut en bas) et joue contre un mur fixe (vertical, à droite, sur toute la hauteur de l'aire de jeu) le joueur peut déplacer sa "raquette" à l'aide des touches du clavier : 'z' pour monter et 'w' pour descendre. Si la balle touche le mur gauche le joueur a perdu</text:p>
            </text:list-item>
            <text:list-item>
              <text:p text:style-name="P4"><text:s text:c="8"/>version 2 : on ajoute un 2ème joueur (à droite) qui utilise la souris pour deplacer sa "raquette" de haut en bas. Les 2 joueurs jouent sur la même machine dans une seule et même page</text:p>
            </text:list-item>
            <text:list-item>
              <text:p text:style-name="P4"><text:soft-page-break/><text:s text:c="8"/>version 3 : (uniquement pour ceux qui veulent aller plus loin ;-o ) : le joueur 2 utilise la camera et une balle rouge (vous veillerez à ne pas porter un vêtement de couleur rouge et qu'il n'y ait pas d'autres objets rouges dans le champs de la camera lors de vos tests ;-). <text:s/>Il déplace dans l'espace la balle rouge pour faire déplacer sa "raquette".</text:p>
            </text:list-item>
            <text:list-item>
              <text:p text:style-name="P4">Conseil pour cette version : vous exploiterez le projet 'greenscreen' vu en cours pour effectuer un traitement d'image simple qui détecte la position verticale de la balle rouge dans l'image camera. Pour cela, vous pouvez calculer la moyenne des coordonnées 'y' des pixels dont la composante 'R' est suffisamment élevée (seuil) et les composantes 'G' et 'B' faibles. Afficher l'image source dans un canvas et les pixels considérés comme rouges dans un autre canvas peut vous aider à visualiser le résultat intermédiaire et faciliter le débogage de votre solution. </text:p>
            </text:list-item>
          </text:list>
        </text:list-item>
      </text:list>
      <text:p text:style-name="P2"/>
      <text:p text:style-name="Standard">******************</text:p>
      <text:p text:style-name="Standard"/>
      <text:p text:style-name="Standard">Travail à rendre avant le dimanche 23 juin :</text:p>
      <text:p text:style-name="Standard"/>
      <text:p text:style-name="Standard"><text:span text:style-name="T2">E</text:span>nvoyez un email à jerome.fellus@irisa.fr et à marc.lemaire@u-cergy.fr en joignant une archive zip de l'ensemble des fichiers du projet.</text:p>
      <text:p text:style-name="Standard"><text:span text:style-name="T2">P</text:span>our les plus motivés: vous déposerez votre projet sur un serveur git, en utilisant au choix les forges github.com, gitlab.com ou git.u-cergy.fr (veillez à ajouter 'jfellus' à la liste des membres en tant que maintainer pour que nous puissions corriger). Vous ajouterez l'URL de votre projet au mail précédent.</text:p>
      <text:p text:style-name="Standard"/>
      <text:p text:style-name="Standard">Bon cour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00:01:04.806948513</meta:creation-date>
    <dc:date>2019-06-16T16:09:29.641624810</dc:date>
    <meta:editing-duration>PT15H37M25S</meta:editing-duration>
    <meta:editing-cycles>2</meta:editing-cycles>
    <meta:generator>LibreOffice/6.2.3.2$MacOSX_X86_64 LibreOffice_project/aecc05fe267cc68dde00352a451aa867b3b546ac</meta:generator>
    <meta:document-statistic meta:table-count="0" meta:image-count="0" meta:object-count="0" meta:page-count="2" meta:paragraph-count="29" meta:word-count="588" meta:character-count="3380" meta:non-whitespace-character-count="2806"/>
  </office:meta>
</office:document-meta>
</file>